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1.0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111111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352.92" calcext:value-type="float">
            <text:p>352.92</text:p>
          </table:table-cell>
          <table:table-cell office:value-type="float" office:value="350.78" calcext:value-type="float">
            <text:p>350.78</text:p>
          </table:table-cell>
          <table:table-cell office:value-type="float" office:value="656.08" calcext:value-type="float">
            <text:p>656.08</text:p>
          </table:table-cell>
          <table:table-cell office:value-type="float" office:value="1300.74" calcext:value-type="float">
            <text:p>1300.74</text:p>
          </table:table-cell>
          <table:table-cell office:value-type="float" office:value="2512.99" calcext:value-type="float">
            <text:p>2512.99</text:p>
          </table:table-cell>
          <table:table-cell office:value-type="float" office:value="5601.01" calcext:value-type="float">
            <text:p>5601.01</text:p>
          </table:table-cell>
          <table:table-cell office:value-type="float" office:value="7045.69" calcext:value-type="float">
            <text:p>7045.69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736.1" calcext:value-type="float">
            <text:p>736.1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2373.02" calcext:value-type="float">
            <text:p>2373.02</text:p>
          </table:table-cell>
          <table:table-cell office:value-type="float" office:value="4715.14" calcext:value-type="float">
            <text:p>4715.14</text:p>
          </table:table-cell>
          <table:table-cell office:value-type="float" office:value="7371.28" calcext:value-type="float">
            <text:p>7371.28</text:p>
          </table:table-cell>
          <table:table-cell office:value-type="float" office:value="5442.8" calcext:value-type="float">
            <text:p>5442.8</text:p>
          </table:table-cell>
          <table:table-cell office:value-type="float" office:value="7448.67" calcext:value-type="float">
            <text:p>7448.6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315.4" calcext:value-type="float">
            <text:p>1315.4</text:p>
          </table:table-cell>
          <table:table-cell office:value-type="float" office:value="5142.5" calcext:value-type="float">
            <text:p>5142.5</text:p>
          </table:table-cell>
          <table:table-cell office:value-type="float" office:value="7867.25" calcext:value-type="float">
            <text:p>7867.25</text:p>
          </table:table-cell>
          <table:table-cell office:value-type="float" office:value="7626" calcext:value-type="float">
            <text:p>7626</text:p>
          </table:table-cell>
          <table:table-cell office:value-type="float" office:value="7479.77" calcext:value-type="float">
            <text:p>7479.7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636.19" calcext:value-type="float">
            <text:p>636.19</text:p>
          </table:table-cell>
          <table:table-cell office:value-type="float" office:value="847.86" calcext:value-type="float">
            <text:p>847.86</text:p>
          </table:table-cell>
          <table:table-cell office:value-type="float" office:value="1914.07" calcext:value-type="float">
            <text:p>1914.07</text:p>
          </table:table-cell>
          <table:table-cell office:value-type="float" office:value="3370.72" calcext:value-type="float">
            <text:p>3370.72</text:p>
          </table:table-cell>
          <table:table-cell office:value-type="float" office:value="6454.61" calcext:value-type="float">
            <text:p>6454.61</text:p>
          </table:table-cell>
          <table:table-cell office:value-type="float" office:value="7707.37" calcext:value-type="float">
            <text:p>7707.37</text:p>
          </table:table-cell>
          <table:table-cell table:style-name="ce7" office:value-type="float" office:value="7412.86" calcext:value-type="float">
            <text:p>7412.86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8.98" calcext:value-type="float">
            <text:p>198.98</text:p>
          </table:table-cell>
          <table:table-cell office:value-type="float" office:value="156.23" calcext:value-type="float">
            <text:p>156.23</text:p>
          </table:table-cell>
          <table:table-cell office:value-type="float" office:value="279.52" calcext:value-type="float">
            <text:p>279.52</text:p>
          </table:table-cell>
          <table:table-cell office:value-type="float" office:value="401.56" calcext:value-type="float">
            <text:p>401.56</text:p>
          </table:table-cell>
          <table:table-cell office:value-type="float" office:value="725.94" calcext:value-type="float">
            <text:p>725.94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2997.05" calcext:value-type="float">
            <text:p>2997.05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319.16" calcext:value-type="float">
            <text:p>319.16</text:p>
          </table:table-cell>
          <table:table-cell office:value-type="float" office:value="399.82" calcext:value-type="float">
            <text:p>399.82</text:p>
          </table:table-cell>
          <table:table-cell office:value-type="float" office:value="714.04" calcext:value-type="float">
            <text:p>714.04</text:p>
          </table:table-cell>
          <table:table-cell office:value-type="float" office:value="1269.15" calcext:value-type="float">
            <text:p>1269.15</text:p>
          </table:table-cell>
          <table:table-cell office:value-type="float" office:value="2499.87" calcext:value-type="float">
            <text:p>2499.87</text:p>
          </table:table-cell>
          <table:table-cell office:value-type="float" office:value="6121.93" calcext:value-type="float">
            <text:p>6121.93</text:p>
          </table:table-cell>
          <table:table-cell office:value-type="float" office:value="11945.61" calcext:value-type="float">
            <text:p>11945.6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454.74" calcext:value-type="float">
            <text:p>454.74</text:p>
          </table:table-cell>
          <table:table-cell office:value-type="float" office:value="842.19" calcext:value-type="float">
            <text:p>842.19</text:p>
          </table:table-cell>
          <table:table-cell office:value-type="float" office:value="1659.58" calcext:value-type="float">
            <text:p>1659.58</text:p>
          </table:table-cell>
          <table:table-cell office:value-type="float" office:value="2958.65" calcext:value-type="float">
            <text:p>2958.65</text:p>
          </table:table-cell>
          <table:table-cell office:value-type="float" office:value="4830.68" calcext:value-type="float">
            <text:p>4830.68</text:p>
          </table:table-cell>
          <table:table-cell office:value-type="float" office:value="5357.64" calcext:value-type="float">
            <text:p>5357.64</text:p>
          </table:table-cell>
          <table:table-cell table:style-name="ce7" office:value-type="float" office:value="5357.55" calcext:value-type="float">
            <text:p>5357.55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01.16" calcext:value-type="float">
            <text:p>101.16</text:p>
          </table:table-cell>
          <table:table-cell office:value-type="float" office:value="124.91" calcext:value-type="float">
            <text:p>124.91</text:p>
          </table:table-cell>
          <table:table-cell office:value-type="float" office:value="176.6" calcext:value-type="float">
            <text:p>176.6</text:p>
          </table:table-cell>
          <table:table-cell office:value-type="float" office:value="241.03" calcext:value-type="float">
            <text:p>241.03</text:p>
          </table:table-cell>
          <table:table-cell office:value-type="float" office:value="506.56" calcext:value-type="float">
            <text:p>506.56</text:p>
          </table:table-cell>
          <table:table-cell office:value-type="float" office:value="1052.09" calcext:value-type="float">
            <text:p>1052.09</text:p>
          </table:table-cell>
          <table:table-cell office:value-type="float" office:value="1799.66" calcext:value-type="float">
            <text:p>1799.66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43.17" calcext:value-type="float">
            <text:p>143.17</text:p>
          </table:table-cell>
          <table:table-cell office:value-type="float" office:value="112.63" calcext:value-type="float">
            <text:p>112.63</text:p>
          </table:table-cell>
          <table:table-cell office:value-type="float" office:value="178.54" calcext:value-type="float">
            <text:p>178.54</text:p>
          </table:table-cell>
          <table:table-cell office:value-type="float" office:value="277.19" calcext:value-type="float">
            <text:p>277.19</text:p>
          </table:table-cell>
          <table:table-cell office:value-type="float" office:value="458.78" calcext:value-type="float">
            <text:p>458.78</text:p>
          </table:table-cell>
          <table:table-cell office:value-type="float" office:value="938.99" calcext:value-type="float">
            <text:p>938.99</text:p>
          </table:table-cell>
          <table:table-cell office:value-type="float" office:value="1677.81" calcext:value-type="float">
            <text:p>1677.81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81.18" calcext:value-type="float">
            <text:p>281.18</text:p>
          </table:table-cell>
          <table:table-cell office:value-type="float" office:value="203.13" calcext:value-type="float">
            <text:p>203.13</text:p>
          </table:table-cell>
          <table:table-cell office:value-type="float" office:value="396.59" calcext:value-type="float">
            <text:p>396.59</text:p>
          </table:table-cell>
          <table:table-cell office:value-type="float" office:value="683.09" calcext:value-type="float">
            <text:p>683.09</text:p>
          </table:table-cell>
          <table:table-cell office:value-type="float" office:value="1259.07" calcext:value-type="float">
            <text:p>1259.07</text:p>
          </table:table-cell>
          <table:table-cell office:value-type="float" office:value="2995.18" calcext:value-type="float">
            <text:p>2995.18</text:p>
          </table:table-cell>
          <table:table-cell office:value-type="float" office:value="5688.53" calcext:value-type="float">
            <text:p>5688.53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391.08" calcext:value-type="float">
            <text:p>391.08</text:p>
          </table:table-cell>
          <table:table-cell office:value-type="float" office:value="418.24" calcext:value-type="float">
            <text:p>418.24</text:p>
          </table:table-cell>
          <table:table-cell office:value-type="float" office:value="894.02" calcext:value-type="float">
            <text:p>894.02</text:p>
          </table:table-cell>
          <table:table-cell office:value-type="float" office:value="1797.79" calcext:value-type="float">
            <text:p>1797.79</text:p>
          </table:table-cell>
          <table:table-cell office:value-type="float" office:value="3285.99" calcext:value-type="float">
            <text:p>3285.99</text:p>
          </table:table-cell>
          <table:table-cell office:value-type="float" office:value="6524.25" calcext:value-type="float">
            <text:p>6524.25</text:p>
          </table:table-cell>
          <table:table-cell office:value-type="float" office:value="4985.73" calcext:value-type="float">
            <text:p>4985.73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212.72" calcext:value-type="float">
            <text:p>212.72</text:p>
          </table:table-cell>
          <table:table-cell office:value-type="float" office:value="180.77" calcext:value-type="float">
            <text:p>180.77</text:p>
          </table:table-cell>
          <table:table-cell office:value-type="float" office:value="400.51" calcext:value-type="float">
            <text:p>400.51</text:p>
          </table:table-cell>
          <table:table-cell office:value-type="float" office:value="662.76" calcext:value-type="float">
            <text:p>662.76</text:p>
          </table:table-cell>
          <table:table-cell office:value-type="float" office:value="1338.56" calcext:value-type="float">
            <text:p>1338.56</text:p>
          </table:table-cell>
          <table:table-cell office:value-type="float" office:value="2876.84" calcext:value-type="float">
            <text:p>2876.84</text:p>
          </table:table-cell>
          <table:table-cell office:value-type="float" office:value="5011.25" calcext:value-type="float">
            <text:p>5011.25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578.75" calcext:value-type="float">
            <text:p>578.75</text:p>
          </table:table-cell>
          <table:table-cell office:value-type="float" office:value="653.8" calcext:value-type="float">
            <text:p>653.8</text:p>
          </table:table-cell>
          <table:table-cell office:value-type="float" office:value="1418.99" calcext:value-type="float">
            <text:p>1418.99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4861.87" calcext:value-type="float">
            <text:p>4861.87</text:p>
          </table:table-cell>
          <table:table-cell office:value-type="float" office:value="7817.82" calcext:value-type="float">
            <text:p>7817.82</text:p>
          </table:table-cell>
          <table:table-cell office:value-type="float" office:value="5113.14" calcext:value-type="float">
            <text:p>5113.14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49.75" calcext:value-type="float">
            <text:p>49.75</text:p>
          </table:table-cell>
          <table:table-cell office:value-type="float" office:value="96.89" calcext:value-type="float">
            <text:p>96.89</text:p>
          </table:table-cell>
          <table:table-cell office:value-type="float" office:value="170.12" calcext:value-type="float">
            <text:p>170.12</text:p>
          </table:table-cell>
          <table:table-cell office:value-type="float" office:value="220.2" calcext:value-type="float">
            <text:p>220.2</text:p>
          </table:table-cell>
          <table:table-cell office:value-type="float" office:value="401.7" calcext:value-type="float">
            <text:p>401.7</text:p>
          </table:table-cell>
          <table:table-cell office:value-type="float" office:value="973.82" calcext:value-type="float">
            <text:p>973.82</text:p>
          </table:table-cell>
          <table:table-cell office:value-type="float" office:value="1291.13" calcext:value-type="float">
            <text:p>1291.13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2108.08" calcext:value-type="float">
            <text:p>2108.08</text:p>
          </table:table-cell>
          <table:table-cell office:value-type="float" office:value="2899.77" calcext:value-type="float">
            <text:p>2899.77</text:p>
          </table:table-cell>
          <table:table-cell office:value-type="float" office:value="5111.21" calcext:value-type="float">
            <text:p>5111.21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7845.5" calcext:value-type="float">
            <text:p>7845.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59.49" calcext:value-type="float">
            <text:p>59.49</text:p>
          </table:table-cell>
          <table:table-cell office:value-type="float" office:value="88.32" calcext:value-type="float">
            <text:p>88.32</text:p>
          </table:table-cell>
          <table:table-cell office:value-type="float" office:value="128.52" calcext:value-type="float">
            <text:p>128.52</text:p>
          </table:table-cell>
          <table:table-cell office:value-type="float" office:value="211.15" calcext:value-type="float">
            <text:p>211.15</text:p>
          </table:table-cell>
          <table:table-cell office:value-type="float" office:value="397.48" calcext:value-type="float">
            <text:p>397.48</text:p>
          </table:table-cell>
          <table:table-cell office:value-type="float" office:value="853.31" calcext:value-type="float">
            <text:p>853.31</text:p>
          </table:table-cell>
          <table:table-cell office:value-type="float" office:value="1404.23" calcext:value-type="float">
            <text:p>1404.23</text:p>
          </table:table-cell>
          <table:table-cell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576" calcext:value-type="float">
            <text:p>576</text:p>
          </table:table-cell>
          <table:table-cell office:value-type="float" office:value="561" calcext:value-type="float">
            <text:p>561</text:p>
          </table:table-cell>
          <table:table-cell office:value-type="float" office:value="994" calcext:value-type="float">
            <text:p>994</text:p>
          </table:table-cell>
          <table:table-cell office:value-type="float" office:value="2008" calcext:value-type="float">
            <text:p>2008</text:p>
          </table:table-cell>
          <table:table-cell office:value-type="float" office:value="6112" calcext:value-type="float">
            <text:p>6112</text:p>
          </table:table-cell>
          <table:table-cell office:value-type="float" office:value="8203" calcext:value-type="float">
            <text:p>8203</text:p>
          </table:table-cell>
          <table:table-cell office:value-type="float" office:value="8725" calcext:value-type="float">
            <text:p>8725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555" calcext:value-type="float">
            <text:p>1555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7490" calcext:value-type="float">
            <text:p>7490</text:p>
          </table:table-cell>
          <table:table-cell table:style-name="ce7" office:value-type="float" office:value="9490" calcext:value-type="float">
            <text:p>9490</text:p>
          </table:table-cell>
          <table:table-cell table:style-name="ce7" office:value-type="float" office:value="9201" calcext:value-type="float">
            <text:p>9201</text:p>
          </table:table-cell>
          <table:table-cell table:style-name="ce7" office:value-type="float" office:value="8746" calcext:value-type="float">
            <text:p>8746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890" calcext:value-type="float">
            <text:p>1890</text:p>
          </table:table-cell>
          <table:table-cell office:value-type="float" office:value="6981" calcext:value-type="float">
            <text:p>6981</text:p>
          </table:table-cell>
          <table:table-cell office:value-type="float" office:value="9095" calcext:value-type="float">
            <text:p>9095</text:p>
          </table:table-cell>
          <table:table-cell office:value-type="float" office:value="9091" calcext:value-type="float">
            <text:p>9091</text:p>
          </table:table-cell>
          <table:table-cell office:value-type="float" office:value="8269" calcext:value-type="float">
            <text:p>826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style-name="ce7" office:value-type="float" office:value="1218" calcext:value-type="float">
            <text:p>1218</text:p>
          </table:table-cell>
          <table:table-cell table:style-name="ce7" office:value-type="float" office:value="1387" calcext:value-type="float">
            <text:p>1387</text:p>
          </table:table-cell>
          <table:table-cell table:style-name="ce7" office:value-type="float" office:value="3290" calcext:value-type="float">
            <text:p>3290</text:p>
          </table:table-cell>
          <table:table-cell table:style-name="ce7" office:value-type="float" office:value="5306" calcext:value-type="float">
            <text:p>5306</text:p>
          </table:table-cell>
          <table:table-cell table:style-name="ce7" office:value-type="float" office:value="8847" calcext:value-type="float">
            <text:p>8847</text:p>
          </table:table-cell>
          <table:table-cell table:style-name="ce7" office:value-type="float" office:value="9845" calcext:value-type="float">
            <text:p>9845</text:p>
          </table:table-cell>
          <table:table-cell table:style-name="ce7" office:value-type="float" office:value="9356" calcext:value-type="float">
            <text:p>9356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1029" calcext:value-type="float">
            <text:p>1029</text:p>
          </table:table-cell>
          <table:table-cell office:value-type="float" office:value="2298" calcext:value-type="float">
            <text:p>2298</text:p>
          </table:table-cell>
          <table:table-cell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513" calcext:value-type="float">
            <text:p>513</text:p>
          </table:table-cell>
          <table:table-cell office:value-type="float" office:value="698" calcext:value-type="float">
            <text:p>698</text:p>
          </table:table-cell>
          <table:table-cell office:value-type="float" office:value="1112" calcext:value-type="float">
            <text:p>1112</text:p>
          </table:table-cell>
          <table:table-cell office:value-type="float" office:value="1963" calcext:value-type="float">
            <text:p>1963</text:p>
          </table:table-cell>
          <table:table-cell office:value-type="float" office:value="3899" calcext:value-type="float">
            <text:p>3899</text:p>
          </table:table-cell>
          <table:table-cell office:value-type="float" office:value="9497" calcext:value-type="float">
            <text:p>9497</text:p>
          </table:table-cell>
          <table:table-cell office:value-type="float" office:value="17963" calcext:value-type="float">
            <text:p>17963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790" calcext:value-type="float">
            <text:p>790</text:p>
          </table:table-cell>
          <table:table-cell office:value-type="float" office:value="1687" calcext:value-type="float">
            <text:p>1687</text:p>
          </table:table-cell>
          <table:table-cell office:value-type="float" office:value="3264" calcext:value-type="float">
            <text:p>3264</text:p>
          </table:table-cell>
          <table:table-cell office:value-type="float" office:value="6005" calcext:value-type="float">
            <text:p>6005</text:p>
          </table:table-cell>
          <table:table-cell office:value-type="float" office:value="9887" calcext:value-type="float">
            <text:p>9887</text:p>
          </table:table-cell>
          <table:table-cell office:value-type="float" office:value="8589" calcext:value-type="float">
            <text:p>8589</text:p>
          </table:table-cell>
          <table:table-cell table:style-name="ce7" office:value-type="float" office:value="8073" calcext:value-type="float">
            <text:p>8073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office:value-type="float" office:value="329" calcext:value-type="float">
            <text:p>329</text:p>
          </table:table-cell>
          <table:table-cell office:value-type="float" office:value="755" calcext:value-type="float">
            <text:p>755</text:p>
          </table:table-cell>
          <table:table-cell office:value-type="float" office:value="1390" calcext:value-type="float">
            <text:p>1390</text:p>
          </table:table-cell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float" office:value="402" calcext:value-type="float">
            <text:p>402</text:p>
          </table:table-cell>
          <table:table-cell office:value-type="float" office:value="667" calcext:value-type="float">
            <text:p>667</text:p>
          </table:table-cell>
          <table:table-cell office:value-type="float" office:value="1292" calcext:value-type="float">
            <text:p>1292</text:p>
          </table:table-cell>
          <table:table-cell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office:value-type="float" office:value="544" calcext:value-type="float">
            <text:p>544</text:p>
          </table:table-cell>
          <table:table-cell office:value-type="float" office:value="976" calcext:value-type="float">
            <text:p>976</text:p>
          </table:table-cell>
          <table:table-cell office:value-type="float" office:value="1783" calcext:value-type="float">
            <text:p>1783</text:p>
          </table:table-cell>
          <table:table-cell office:value-type="float" office:value="4086" calcext:value-type="float">
            <text:p>4086</text:p>
          </table:table-cell>
          <table:table-cell office:value-type="float" office:value="7630" calcext:value-type="float">
            <text:p>7630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628" calcext:value-type="float">
            <text:p>628</text:p>
          </table:table-cell>
          <table:table-cell office:value-type="float" office:value="721" calcext:value-type="float">
            <text:p>721</text:p>
          </table:table-cell>
          <table:table-cell office:value-type="float" office:value="1436" calcext:value-type="float">
            <text:p>1436</text:p>
          </table:table-cell>
          <table:table-cell office:value-type="float" office:value="3095" calcext:value-type="float">
            <text:p>3095</text:p>
          </table:table-cell>
          <table:table-cell office:value-type="float" office:value="5412" calcext:value-type="float">
            <text:p>5412</text:p>
          </table:table-cell>
          <table:table-cell office:value-type="float" office:value="8850" calcext:value-type="float">
            <text:p>8850</text:p>
          </table:table-cell>
          <table:table-cell office:value-type="float" office:value="8427" calcext:value-type="float">
            <text:p>8427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office:value-type="float" office:value="644" calcext:value-type="float">
            <text:p>644</text:p>
          </table:table-cell>
          <table:table-cell office:value-type="float" office:value="1058" calcext:value-type="float">
            <text:p>1058</text:p>
          </table:table-cell>
          <table:table-cell office:value-type="float" office:value="2052" calcext:value-type="float">
            <text:p>2052</text:p>
          </table:table-cell>
          <table:table-cell office:value-type="float" office:value="4597" calcext:value-type="float">
            <text:p>4597</text:p>
          </table:table-cell>
          <table:table-cell office:value-type="float" office:value="7487" calcext:value-type="float">
            <text:p>7487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office:value-type="float" office:value="2303" calcext:value-type="float">
            <text:p>2303</text:p>
          </table:table-cell>
          <table:table-cell office:value-type="float" office:value="4494" calcext:value-type="float">
            <text:p>4494</text:p>
          </table:table-cell>
          <table:table-cell office:value-type="float" office:value="7212" calcext:value-type="float">
            <text:p>7212</text:p>
          </table:table-cell>
          <table:table-cell table:style-name="ce7" office:value-type="float" office:value="9649" calcext:value-type="float">
            <text:p>9649</text:p>
          </table:table-cell>
          <table:table-cell table:style-name="ce7" office:value-type="float" office:value="8986" calcext:value-type="float">
            <text:p>898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630" calcext:value-type="float">
            <text:p>630</text:p>
          </table:table-cell>
          <table:table-cell office:value-type="float" office:value="1498" calcext:value-type="float">
            <text:p>1498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6497" calcext:value-type="float">
            <text:p>6497</text:p>
          </table:table-cell>
          <table:table-cell office:value-type="float" office:value="6318" calcext:value-type="float">
            <text:p>6318</text:p>
          </table:table-cell>
          <table:table-cell office:value-type="float" office:value="9485" calcext:value-type="float">
            <text:p>9485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9553" calcext:value-type="float">
            <text:p>955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596" calcext:value-type="float">
            <text:p>596</text:p>
          </table:table-cell>
          <table:table-cell office:value-type="float" office:value="1355" calcext:value-type="float">
            <text:p>1355</text:p>
          </table:table-cell>
          <table:table-cell office:value-type="float" office:value="2097" calcext:value-type="float">
            <text:p>2097</text:p>
          </table:table-cell>
          <table:table-cell/>
        </table:table-row>
      </table:table>
      <table:table table:name="Timeouts" table:style-name="ta1"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9067" calcext:value-type="float">
            <text:p>9067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85" calcext:value-type="float">
            <text:p>1485</text:p>
          </table:table-cell>
          <table:table-cell office:value-type="float" office:value="4925" calcext:value-type="float">
            <text:p>4925</text:p>
          </table:table-cell>
          <table:table-cell office:value-type="float" office:value="9897" calcext:value-type="float">
            <text:p>98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987" calcext:value-type="float">
            <text:p>987</text:p>
          </table:table-cell>
          <table:table-cell office:value-type="float" office:value="1977" calcext:value-type="float">
            <text:p>1977</text:p>
          </table:table-cell>
          <table:table-cell office:value-type="float" office:value="4950" calcext:value-type="float">
            <text:p>4950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24" calcext:value-type="float">
            <text:p>824</text:p>
          </table:table-cell>
          <table:table-cell office:value-type="float" office:value="4833" calcext:value-type="float">
            <text:p>4833</text:p>
          </table:table-cell>
          <table:table-cell office:value-type="float" office:value="9893" calcext:value-type="float">
            <text:p>9893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601" calcext:value-type="float">
            <text:p>1601</text:p>
          </table:table-cell>
          <table:table-cell office:value-type="float" office:value="4928" calcext:value-type="float">
            <text:p>4928</text:p>
          </table:table-cell>
          <table:table-cell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50" calcext:value-type="float">
            <text:p>2650</text:p>
          </table:table-cell>
          <table:table-cell office:value-type="float" office:value="9810" calcext:value-type="float">
            <text:p>9810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676" calcext:value-type="float">
            <text:p>4676</text:p>
          </table:table-cell>
          <table:table-cell office:value-type="float" office:value="9863" calcext:value-type="float">
            <text:p>9863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46" calcext:value-type="float">
            <text:p>446</text:p>
          </table:table-cell>
          <table:table-cell office:value-type="float" office:value="989" calcext:value-type="float">
            <text:p>989</text:p>
          </table:table-cell>
          <table:table-cell office:value-type="float" office:value="1979" calcext:value-type="float">
            <text:p>1979</text:p>
          </table:table-cell>
          <table:table-cell office:value-type="float" office:value="4948" calcext:value-type="float">
            <text:p>4948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table table:name="Relative Timeouts" table:style-name="ta1"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table:formula="of:=[$Timeouts.B2]*100/99" office:value-type="float" office:value="1.01010101010101" calcext:value-type="float">
            <text:p>1.01010101010101</text:p>
          </table:table-cell>
          <table:table-cell table:formula="of:=[$Timeouts.C2]*100/198" office:value-type="float" office:value="0" calcext:value-type="float">
            <text:p>0</text:p>
          </table:table-cell>
          <table:table-cell table:formula="of:=[$Timeouts.D2]*100/495" office:value-type="float" office:value="0" calcext:value-type="float">
            <text:p>0</text:p>
          </table:table-cell>
          <table:table-cell table:formula="of:=[$Timeouts.E2]*100/990" office:value-type="float" office:value="0" calcext:value-type="float">
            <text:p>0</text:p>
          </table:table-cell>
          <table:table-cell table:formula="of:=[$Timeouts.F2]*100/1980" office:value-type="float" office:value="0" calcext:value-type="float">
            <text:p>0</text:p>
          </table:table-cell>
          <table:table-cell table:formula="of:=[$Timeouts.G2]*100/4950" office:value-type="float" office:value="12.5858585858586" calcext:value-type="float">
            <text:p>12.5858585858586</text:p>
          </table:table-cell>
          <table:table-cell table:formula="of:=[$Timeouts.H2]*100/9900" office:value-type="float" office:value="91.5858585858586" calcext:value-type="float">
            <text:p>91.5858585858586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table:formula="of:=[$Timeouts.B4]*100/99" office:value-type="float" office:value="0" calcext:value-type="float">
            <text:p>0</text:p>
          </table:table-cell>
          <table:table-cell table:formula="of:=[$Timeouts.C4]*100/198" office:value-type="float" office:value="0" calcext:value-type="float">
            <text:p>0</text:p>
          </table:table-cell>
          <table:table-cell table:formula="of:=[$Timeouts.D4]*100/495" office:value-type="float" office:value="0" calcext:value-type="float">
            <text:p>0</text:p>
          </table:table-cell>
          <table:table-cell table:formula="of:=[$Timeouts.E4]*100/990" office:value-type="float" office:value="2.22222222222222" calcext:value-type="float">
            <text:p>2.22222222222222</text:p>
          </table:table-cell>
          <table:table-cell table:formula="of:=[$Timeouts.F4]*100/1980" office:value-type="float" office:value="75" calcext:value-type="float">
            <text:p>75</text:p>
          </table:table-cell>
          <table:table-cell table:formula="of:=[$Timeouts.G4]*100/4950" office:value-type="float" office:value="99.4949494949495" calcext:value-type="float">
            <text:p>99.4949494949495</text:p>
          </table:table-cell>
          <table:table-cell table:formula="of:=[$Timeouts.H4]*100/9900" office:value-type="float" office:value="99.969696969697" calcext:value-type="float">
            <text:p>99.9696969696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table:formula="of:=[$Timeouts.B5]*100/99" office:value-type="float" office:value="94.949494949495" calcext:value-type="float">
            <text:p>94.949494949495</text:p>
          </table:table-cell>
          <table:table-cell table:formula="of:=[$Timeouts.C5]*100/198" office:value-type="float" office:value="94.949494949495" calcext:value-type="float">
            <text:p>94.949494949495</text:p>
          </table:table-cell>
          <table:table-cell table:formula="of:=[$Timeouts.D5]*100/495" office:value-type="float" office:value="99.1919191919192" calcext:value-type="float">
            <text:p>99.1919191919192</text:p>
          </table:table-cell>
          <table:table-cell table:formula="of:=[$Timeouts.E5]*100/990" office:value-type="float" office:value="99.6969696969697" calcext:value-type="float">
            <text:p>99.6969696969697</text:p>
          </table:table-cell>
          <table:table-cell table:formula="of:=[$Timeouts.F5]*100/1980" office:value-type="float" office:value="99.8484848484848" calcext:value-type="float">
            <text:p>99.8484848484848</text:p>
          </table:table-cell>
          <table:table-cell table:formula="of:=[$Timeouts.G5]*100/4950" office:value-type="float" office:value="100" calcext:value-type="float">
            <text:p>100</text:p>
          </table:table-cell>
          <table:table-cell table:formula="of:=[$Timeouts.H5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formula="of:=[$Timeouts.B8]*100/99" office:value-type="float" office:value="0" calcext:value-type="float">
            <text:p>0</text:p>
          </table:table-cell>
          <table:table-cell table:formula="of:=[$Timeouts.C8]*100/198" office:value-type="float" office:value="0" calcext:value-type="float">
            <text:p>0</text:p>
          </table:table-cell>
          <table:table-cell table:formula="of:=[$Timeouts.D8]*100/495" office:value-type="float" office:value="0" calcext:value-type="float">
            <text:p>0</text:p>
          </table:table-cell>
          <table:table-cell table:formula="of:=[$Timeouts.E8]*100/990" office:value-type="float" office:value="44.2424242424242" calcext:value-type="float">
            <text:p>44.2424242424242</text:p>
          </table:table-cell>
          <table:table-cell table:formula="of:=[$Timeouts.F8]*100/1980" office:value-type="float" office:value="41.6161616161616" calcext:value-type="float">
            <text:p>41.6161616161616</text:p>
          </table:table-cell>
          <table:table-cell table:formula="of:=[$Timeouts.G8]*100/4950" office:value-type="float" office:value="97.6363636363636" calcext:value-type="float">
            <text:p>97.6363636363636</text:p>
          </table:table-cell>
          <table:table-cell table:formula="of:=[$Timeouts.H8]*100/9900" office:value-type="float" office:value="99.9292929292929" calcext:value-type="float">
            <text:p>99.9292929292929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formula="of:=[$Timeouts.B9]*100/99" office:value-type="float" office:value="0" calcext:value-type="float">
            <text:p>0</text:p>
          </table:table-cell>
          <table:table-cell table:formula="of:=[$Timeouts.C9]*100/198" office:value-type="float" office:value="0" calcext:value-type="float">
            <text:p>0</text:p>
          </table:table-cell>
          <table:table-cell table:formula="of:=[$Timeouts.D9]*100/495" office:value-type="float" office:value="0" calcext:value-type="float">
            <text:p>0</text:p>
          </table:table-cell>
          <table:table-cell table:formula="of:=[$Timeouts.E9]*100/990" office:value-type="float" office:value="0" calcext:value-type="float">
            <text:p>0</text:p>
          </table:table-cell>
          <table:table-cell table:formula="of:=[$Timeouts.F9]*100/1980" office:value-type="float" office:value="0" calcext:value-type="float">
            <text:p>0</text:p>
          </table:table-cell>
          <table:table-cell table:formula="of:=[$Timeouts.G9]*100/4950" office:value-type="float" office:value="0" calcext:value-type="float">
            <text:p>0</text:p>
          </table:table-cell>
          <table:table-cell table:formula="of:=[$Timeouts.H9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formula="of:=[$Timeouts.B10]*100/99" office:value-type="float" office:value="0" calcext:value-type="float">
            <text:p>0</text:p>
          </table:table-cell>
          <table:table-cell table:formula="of:=[$Timeouts.C10]*100/198" office:value-type="float" office:value="0" calcext:value-type="float">
            <text:p>0</text:p>
          </table:table-cell>
          <table:table-cell table:formula="of:=[$Timeouts.D10]*100/495" office:value-type="float" office:value="0" calcext:value-type="float">
            <text:p>0</text:p>
          </table:table-cell>
          <table:table-cell table:formula="of:=[$Timeouts.E10]*100/990" office:value-type="float" office:value="0" calcext:value-type="float">
            <text:p>0</text:p>
          </table:table-cell>
          <table:table-cell table:formula="of:=[$Timeouts.F10]*100/1980" office:value-type="float" office:value="0" calcext:value-type="float">
            <text:p>0</text:p>
          </table:table-cell>
          <table:table-cell table:formula="of:=[$Timeouts.G10]*100/4950" office:value-type="float" office:value="0" calcext:value-type="float">
            <text:p>0</text:p>
          </table:table-cell>
          <table:table-cell table:formula="of:=[$Timeouts.H10]*100/9900" office:value-type="float" office:value="0.0101010101010101" calcext:value-type="float">
            <text:p>0.0101010101010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table:formula="of:=[$Timeouts.B11]*100/99" office:value-type="float" office:value="0" calcext:value-type="float">
            <text:p>0</text:p>
          </table:table-cell>
          <table:table-cell table:formula="of:=[$Timeouts.C11]*100/198" office:value-type="float" office:value="0.505050505050505" calcext:value-type="float">
            <text:p>0.505050505050505</text:p>
          </table:table-cell>
          <table:table-cell table:formula="of:=[$Timeouts.D11]*100/495" office:value-type="float" office:value="2.02020202020202" calcext:value-type="float">
            <text:p>2.02020202020202</text:p>
          </table:table-cell>
          <table:table-cell table:formula="of:=[$Timeouts.E11]*100/990" office:value-type="float" office:value="11.8181818181818" calcext:value-type="float">
            <text:p>11.8181818181818</text:p>
          </table:table-cell>
          <table:table-cell table:formula="of:=[$Timeouts.F11]*100/1980" office:value-type="float" office:value="80.8585858585859" calcext:value-type="float">
            <text:p>80.8585858585859</text:p>
          </table:table-cell>
          <table:table-cell table:formula="of:=[$Timeouts.G11]*100/4950" office:value-type="float" office:value="99.5555555555556" calcext:value-type="float">
            <text:p>99.5555555555556</text:p>
          </table:table-cell>
          <table:table-cell table:formula="of:=[$Timeouts.H11]*100/9900" office:value-type="float" office:value="99.7979797979798" calcext:value-type="float">
            <text:p>99.7979797979798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formula="of:=[$Timeouts.B12]*100/99" office:value-type="float" office:value="0" calcext:value-type="float">
            <text:p>0</text:p>
          </table:table-cell>
          <table:table-cell table:formula="of:=[$Timeouts.C12]*100/198" office:value-type="float" office:value="0" calcext:value-type="float">
            <text:p>0</text:p>
          </table:table-cell>
          <table:table-cell table:formula="of:=[$Timeouts.D12]*100/495" office:value-type="float" office:value="0" calcext:value-type="float">
            <text:p>0</text:p>
          </table:table-cell>
          <table:table-cell table:formula="of:=[$Timeouts.E12]*100/990" office:value-type="float" office:value="0" calcext:value-type="float">
            <text:p>0</text:p>
          </table:table-cell>
          <table:table-cell table:formula="of:=[$Timeouts.F12]*100/1980" office:value-type="float" office:value="0" calcext:value-type="float">
            <text:p>0</text:p>
          </table:table-cell>
          <table:table-cell table:formula="of:=[$Timeouts.G12]*100/4950" office:value-type="float" office:value="0" calcext:value-type="float">
            <text:p>0</text:p>
          </table:table-cell>
          <table:table-cell table:formula="of:=[$Timeouts.H12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formula="of:=[$Timeouts.B13]*100/99" office:value-type="float" office:value="0" calcext:value-type="float">
            <text:p>0</text:p>
          </table:table-cell>
          <table:table-cell table:formula="of:=[$Timeouts.C13]*100/198" office:value-type="float" office:value="0" calcext:value-type="float">
            <text:p>0</text:p>
          </table:table-cell>
          <table:table-cell table:formula="of:=[$Timeouts.D13]*100/495" office:value-type="float" office:value="0" calcext:value-type="float">
            <text:p>0</text:p>
          </table:table-cell>
          <table:table-cell table:formula="of:=[$Timeouts.E13]*100/990" office:value-type="float" office:value="0" calcext:value-type="float">
            <text:p>0</text:p>
          </table:table-cell>
          <table:table-cell table:formula="of:=[$Timeouts.F13]*100/1980" office:value-type="float" office:value="0" calcext:value-type="float">
            <text:p>0</text:p>
          </table:table-cell>
          <table:table-cell table:formula="of:=[$Timeouts.G13]*100/4950" office:value-type="float" office:value="0" calcext:value-type="float">
            <text:p>0</text:p>
          </table:table-cell>
          <table:table-cell table:formula="of:=[$Timeouts.H13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formula="of:=[$Timeouts.B14]*100/99" office:value-type="float" office:value="0" calcext:value-type="float">
            <text:p>0</text:p>
          </table:table-cell>
          <table:table-cell table:formula="of:=[$Timeouts.C14]*100/198" office:value-type="float" office:value="0" calcext:value-type="float">
            <text:p>0</text:p>
          </table:table-cell>
          <table:table-cell table:formula="of:=[$Timeouts.D14]*100/495" office:value-type="float" office:value="0" calcext:value-type="float">
            <text:p>0</text:p>
          </table:table-cell>
          <table:table-cell table:formula="of:=[$Timeouts.E14]*100/990" office:value-type="float" office:value="0" calcext:value-type="float">
            <text:p>0</text:p>
          </table:table-cell>
          <table:table-cell table:formula="of:=[$Timeouts.F14]*100/1980" office:value-type="float" office:value="0" calcext:value-type="float">
            <text:p>0</text:p>
          </table:table-cell>
          <table:table-cell table:formula="of:=[$Timeouts.G14]*100/4950" office:value-type="float" office:value="0" calcext:value-type="float">
            <text:p>0</text:p>
          </table:table-cell>
          <table:table-cell table:formula="of:=[$Timeouts.H14]*100/9900" office:value-type="float" office:value="2.2020202020202" calcext:value-type="float">
            <text:p>2.2020202020202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table:formula="of:=[$Timeouts.B16]*100/99" office:value-type="float" office:value="1.01010101010101" calcext:value-type="float">
            <text:p>1.01010101010101</text:p>
          </table:table-cell>
          <table:table-cell table:formula="of:=[$Timeouts.C16]*100/198" office:value-type="float" office:value="0" calcext:value-type="float">
            <text:p>0</text:p>
          </table:table-cell>
          <table:table-cell table:formula="of:=[$Timeouts.D16]*100/495" office:value-type="float" office:value="0" calcext:value-type="float">
            <text:p>0</text:p>
          </table:table-cell>
          <table:table-cell table:formula="of:=[$Timeouts.E16]*100/990" office:value-type="float" office:value="0" calcext:value-type="float">
            <text:p>0</text:p>
          </table:table-cell>
          <table:table-cell table:formula="of:=[$Timeouts.F16]*100/1980" office:value-type="float" office:value="1.41414141414141" calcext:value-type="float">
            <text:p>1.41414141414141</text:p>
          </table:table-cell>
          <table:table-cell table:formula="of:=[$Timeouts.G16]*100/4950" office:value-type="float" office:value="53.5353535353535" calcext:value-type="float">
            <text:p>53.5353535353535</text:p>
          </table:table-cell>
          <table:table-cell table:formula="of:=[$Timeouts.H16]*100/9900" office:value-type="float" office:value="99.0909090909091" calcext:value-type="float">
            <text:p>99.0909090909091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table:formula="of:=[$Timeouts.B18]*100/99" office:value-type="float" office:value="1.01010101010101" calcext:value-type="float">
            <text:p>1.01010101010101</text:p>
          </table:table-cell>
          <table:table-cell table:formula="of:=[$Timeouts.C18]*100/198" office:value-type="float" office:value="0" calcext:value-type="float">
            <text:p>0</text:p>
          </table:table-cell>
          <table:table-cell table:formula="of:=[$Timeouts.D18]*100/495" office:value-type="float" office:value="0" calcext:value-type="float">
            <text:p>0</text:p>
          </table:table-cell>
          <table:table-cell table:formula="of:=[$Timeouts.E18]*100/990" office:value-type="float" office:value="0" calcext:value-type="float">
            <text:p>0</text:p>
          </table:table-cell>
          <table:table-cell table:formula="of:=[$Timeouts.F18]*100/1980" office:value-type="float" office:value="0" calcext:value-type="float">
            <text:p>0</text:p>
          </table:table-cell>
          <table:table-cell table:formula="of:=[$Timeouts.G18]*100/4950" office:value-type="float" office:value="1.97979797979798" calcext:value-type="float">
            <text:p>1.97979797979798</text:p>
          </table:table-cell>
          <table:table-cell table:formula="of:=[$Timeouts.H18]*100/9900" office:value-type="float" office:value="14.6262626262626" calcext:value-type="float">
            <text:p>14.6262626262626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formula="of:=[$Timeouts.B20]*100/99" office:value-type="float" office:value="0" calcext:value-type="float">
            <text:p>0</text:p>
          </table:table-cell>
          <table:table-cell table:formula="of:=[$Timeouts.C20]*100/198" office:value-type="float" office:value="0" calcext:value-type="float">
            <text:p>0</text:p>
          </table:table-cell>
          <table:table-cell table:formula="of:=[$Timeouts.D20]*100/495" office:value-type="float" office:value="0" calcext:value-type="float">
            <text:p>0</text:p>
          </table:table-cell>
          <table:table-cell table:formula="of:=[$Timeouts.E20]*100/990" office:value-type="float" office:value="0" calcext:value-type="float">
            <text:p>0</text:p>
          </table:table-cell>
          <table:table-cell table:formula="of:=[$Timeouts.F20]*100/1980" office:value-type="float" office:value="10.4545454545455" calcext:value-type="float">
            <text:p>10.4545454545455</text:p>
          </table:table-cell>
          <table:table-cell table:formula="of:=[$Timeouts.G20]*100/4950" office:value-type="float" office:value="94.4646464646465" calcext:value-type="float">
            <text:p>94.4646464646465</text:p>
          </table:table-cell>
          <table:table-cell table:formula="of:=[$Timeouts.H20]*100/9900" office:value-type="float" office:value="99.6262626262626" calcext:value-type="float">
            <text:p>99.626262626262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formula="of:=[$Timeouts.B21]*100/99" office:value-type="float" office:value="0" calcext:value-type="float">
            <text:p>0</text:p>
          </table:table-cell>
          <table:table-cell table:formula="of:=[$Timeouts.C21]*100/198" office:value-type="float" office:value="0" calcext:value-type="float">
            <text:p>0</text:p>
          </table:table-cell>
          <table:table-cell table:formula="of:=[$Timeouts.D21]*100/495" office:value-type="float" office:value="0" calcext:value-type="float">
            <text:p>0</text:p>
          </table:table-cell>
          <table:table-cell table:formula="of:=[$Timeouts.E21]*100/990" office:value-type="float" office:value="0" calcext:value-type="float">
            <text:p>0</text:p>
          </table:table-cell>
          <table:table-cell table:formula="of:=[$Timeouts.F21]*100/1980" office:value-type="float" office:value="0" calcext:value-type="float">
            <text:p>0</text:p>
          </table:table-cell>
          <table:table-cell table:formula="of:=[$Timeouts.G21]*100/4950" office:value-type="float" office:value="0" calcext:value-type="float">
            <text:p>0</text:p>
          </table:table-cell>
          <table:table-cell table:formula="of:=[$Timeouts.H21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table:formula="of:=[$Timeouts.B22]*100/99" office:value-type="float" office:value="73.7373737373737" calcext:value-type="float">
            <text:p>73.7373737373737</text:p>
          </table:table-cell>
          <table:table-cell table:formula="of:=[$Timeouts.C22]*100/198" office:value-type="float" office:value="80.8080808080808" calcext:value-type="float">
            <text:p>80.8080808080808</text:p>
          </table:table-cell>
          <table:table-cell table:formula="of:=[$Timeouts.D22]*100/495" office:value-type="float" office:value="90.1010101010101" calcext:value-type="float">
            <text:p>90.1010101010101</text:p>
          </table:table-cell>
          <table:table-cell table:formula="of:=[$Timeouts.E22]*100/990" office:value-type="float" office:value="99.8989898989899" calcext:value-type="float">
            <text:p>99.8989898989899</text:p>
          </table:table-cell>
          <table:table-cell table:formula="of:=[$Timeouts.F22]*100/1980" office:value-type="float" office:value="99.949494949495" calcext:value-type="float">
            <text:p>99.949494949495</text:p>
          </table:table-cell>
          <table:table-cell table:formula="of:=[$Timeouts.G22]*100/4950" office:value-type="float" office:value="99.959595959596" calcext:value-type="float">
            <text:p>99.959595959596</text:p>
          </table:table-cell>
          <table:table-cell table:formula="of:=[$Timeouts.H22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formula="of:=[$Timeouts.B23]*100/99" office:value-type="float" office:value="0" calcext:value-type="float">
            <text:p>0</text:p>
          </table:table-cell>
          <table:table-cell table:formula="of:=[$Timeouts.C23]*100/198" office:value-type="float" office:value="0" calcext:value-type="float">
            <text:p>0</text:p>
          </table:table-cell>
          <table:table-cell table:formula="of:=[$Timeouts.D23]*100/495" office:value-type="float" office:value="0" calcext:value-type="float">
            <text:p>0</text:p>
          </table:table-cell>
          <table:table-cell table:formula="of:=[$Timeouts.E23]*100/990" office:value-type="float" office:value="0" calcext:value-type="float">
            <text:p>0</text:p>
          </table:table-cell>
          <table:table-cell table:formula="of:=[$Timeouts.F23]*100/1980" office:value-type="float" office:value="0" calcext:value-type="float">
            <text:p>0</text:p>
          </table:table-cell>
          <table:table-cell table:formula="of:=[$Timeouts.G23]*100/4950" office:value-type="float" office:value="0" calcext:value-type="float">
            <text:p>0</text:p>
          </table:table-cell>
          <table:table-cell table:formula="of:=[$Timeouts.H23]*100/990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23:10:02.79771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18T09:18:53.467793064</meta:creation-date>
    <dc:date>2021-06-26T23:17:10.603705470</dc:date>
    <dc:creator>Julian Rojas</dc:creator>
    <meta:editing-duration>P1DT15H18M28S</meta:editing-duration>
    <meta:editing-cycles>26</meta:editing-cycles>
    <meta:generator>LibreOffice/6.4.7.2$Linux_X86_64 LibreOffice_project/40$Build-2</meta:generator>
    <meta:document-statistic meta:table-count="4" meta:cell-count="582" meta:object-count="0"/>
  </office:meta>
</office:document-meta>
</file>